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color="#ff0000" style:text-underline-style="none" officeooo:rsid="00123300" officeooo:paragraph-rsid="00123300"/>
    </style:style>
    <style:style style:name="P2" style:family="paragraph" style:parent-style-name="Standard">
      <style:paragraph-properties fo:margin-top="0cm" fo:margin-bottom="0cm" loext:contextual-spacing="false"/>
      <style:text-properties fo:color="#ff0000" fo:font-weight="normal" officeooo:rsid="0013a8f4" officeooo:paragraph-rsid="0013a8f4" style:font-weight-asian="normal" style:font-weight-complex="normal"/>
    </style:style>
    <style:style style:name="P3" style:family="paragraph" style:parent-style-name="Standard">
      <style:paragraph-properties fo:margin-top="0cm" fo:margin-bottom="0cm" loext:contextual-spacing="false"/>
      <style:text-properties fo:color="#ff0000" officeooo:rsid="00123300" officeooo:paragraph-rsid="0015a3cd"/>
    </style:style>
    <style:style style:name="P4" style:family="paragraph" style:parent-style-name="Standard">
      <style:paragraph-properties fo:margin-top="0cm" fo:margin-bottom="0cm" loext:contextual-spacing="false"/>
      <style:text-properties style:font-name="Liberation Sans" fo:font-size="16.1000003814697pt" fo:font-weight="bold" officeooo:rsid="007bd784" officeooo:paragraph-rsid="00123300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123300"/>
    </style:style>
    <style:style style:name="P6" style:family="paragraph" style:parent-style-name="Text_20_body">
      <style:text-properties fo:color="#c9211e" officeooo:rsid="00123300" officeooo:paragraph-rsid="00123300"/>
    </style:style>
    <style:style style:name="P7" style:family="paragraph" style:parent-style-name="Text_20_body">
      <style:text-properties fo:color="#2a6099" officeooo:rsid="00123300" officeooo:paragraph-rsid="00123300"/>
    </style:style>
    <style:style style:name="P8" style:family="paragraph" style:parent-style-name="Text_20_body">
      <style:text-properties fo:color="#ff0000" officeooo:rsid="00123300" officeooo:paragraph-rsid="00123300"/>
    </style:style>
    <style:style style:name="P9" style:family="paragraph" style:parent-style-name="Standard">
      <style:paragraph-properties fo:margin-top="0cm" fo:margin-bottom="0cm" loext:contextual-spacing="false"/>
      <style:text-properties fo:color="#2a6099" officeooo:rsid="0028464a" officeooo:paragraph-rsid="0015a3cd"/>
    </style:style>
    <style:style style:name="P10" style:family="paragraph" style:parent-style-name="Standard">
      <style:paragraph-properties fo:margin-top="0cm" fo:margin-bottom="0cm" loext:contextual-spacing="false"/>
      <style:text-properties fo:color="#2a6099" style:text-underline-style="none" fo:font-weight="normal" officeooo:rsid="006ec02c" officeooo:paragraph-rsid="0013a8f4" fo:background-color="transparent" style:font-weight-asian="normal" style:font-weight-complex="normal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fo:color="#2a6099" officeooo:paragraph-rsid="0013a8f4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fo:color="#2a6099" officeooo:rsid="00869771" officeooo:paragraph-rsid="0013a8f4"/>
    </style:style>
    <style:style style:name="P13" style:family="paragraph" style:parent-style-name="Standard" style:list-style-name="L2">
      <style:paragraph-properties fo:margin-top="0cm" fo:margin-bottom="0cm" loext:contextual-spacing="false"/>
      <style:text-properties fo:color="#2a6099" style:font-name="Liberation Serif" fo:font-size="12pt" fo:font-weight="normal" officeooo:paragraph-rsid="00190b7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fo:color="#ff0000" officeooo:rsid="0015a3cd" officeooo:paragraph-rsid="0015a3cd"/>
    </style:style>
    <style:style style:name="P15" style:family="paragraph" style:parent-style-name="Standard">
      <style:paragraph-properties fo:margin-top="0cm" fo:margin-bottom="0cm" loext:contextual-spacing="false"/>
      <style:text-properties fo:color="#ff0000" style:font-name="Liberation Serif" fo:font-size="12pt" fo:font-weight="normal" officeooo:rsid="00123300" officeooo:paragraph-rsid="00123300" style:font-name-asian="Arial Unicode MS" style:font-size-asian="12pt" style:font-weight-asian="normal" style:font-name-complex="Arial Unicode MS" style:font-size-complex="12pt" style:font-weight-complex="normal"/>
    </style:style>
    <style:style style:name="P16" style:family="paragraph" style:parent-style-name="Heading_20_1">
      <style:text-properties officeooo:paragraph-rsid="0013a8f4"/>
    </style:style>
    <style:style style:name="P17" style:family="paragraph" style:parent-style-name="Heading_20_1">
      <style:text-properties officeooo:paragraph-rsid="00190b7f"/>
    </style:style>
    <style:style style:name="P18" style:family="paragraph" style:parent-style-name="Heading_20_1">
      <style:text-properties fo:font-size="18pt" officeooo:paragraph-rsid="00190b7f" style:font-size-asian="18pt" style:font-size-complex="18pt"/>
    </style:style>
    <style:style style:name="T1" style:family="text">
      <style:text-properties officeooo:rsid="00123300"/>
    </style:style>
    <style:style style:name="T2" style:family="text">
      <style:text-properties style:font-name="Liberation Sans" fo:font-size="12pt" fo:font-weight="bold" officeooo:rsid="007bd784" style:font-name-asian="Arial Unicode MS" style:font-size-asian="12pt" style:font-weight-asian="bold" style:font-name-complex="Arial Unicode MS" style:font-size-complex="12pt" style:font-weight-complex="bold"/>
    </style:style>
    <style:style style:name="T3" style:family="text">
      <style:text-properties style:font-name="Liberation Sans" fo:font-size="12pt" fo:font-weight="bold" officeooo:rsid="0085e758" style:font-name-asian="Arial Unicode MS" style:font-size-asian="12pt" style:font-weight-asian="bold" style:font-name-complex="Arial Unicode MS" style:font-size-complex="12pt" style:font-weight-complex="bold"/>
    </style:style>
    <style:style style:name="T4" style:family="text">
      <style:text-properties style:font-name="Liberation Sans" fo:font-size="18pt" style:text-underline-style="none" fo:font-weight="bold" officeooo:rsid="005f6d45" fo:background-color="transparent" loext:char-shading-value="0" style:font-name-asian="Arial Unicode MS" style:font-size-asian="18pt" style:font-weight-asian="bold" style:font-name-complex="Arial Unicode MS" style:font-size-complex="18pt" style:font-weight-complex="bold"/>
    </style:style>
    <style:style style:name="T5" style:family="text">
      <style:text-properties style:font-name="Liberation Sans" fo:font-weight="bold" officeooo:rsid="007bd784" style:font-name-asian="Arial Unicode MS" style:font-weight-asian="bold" style:font-name-complex="Arial Unicode MS" style:font-weight-complex="bold"/>
    </style:style>
    <style:style style:name="T6" style:family="text">
      <style:text-properties style:font-name="Liberation Sans" fo:font-weight="bold" officeooo:rsid="0085e758" style:font-name-asian="Arial Unicode MS" style:font-weight-asian="bold" style:font-name-complex="Arial Unicode MS" style:font-weight-complex="bold"/>
    </style:style>
    <style:style style:name="T7" style:family="text">
      <style:text-properties style:font-name="Liberation Sans" fo:font-weight="bold" officeooo:rsid="00190b7f" style:font-name-asian="Arial Unicode MS" style:font-weight-asian="bold" style:font-name-complex="Arial Unicode MS" style:font-weight-complex="bold"/>
    </style:style>
    <style:style style:name="T8" style:family="text">
      <style:text-properties style:font-name="Liberation Sans" style:text-underline-style="none" fo:font-weight="bold" officeooo:rsid="00123300" style:font-name-asian="Arial Unicode MS" style:font-weight-asian="bold" style:font-name-complex="Arial Unicode MS" style:font-weight-complex="bold"/>
    </style:style>
    <style:style style:name="T9" style:family="text">
      <style:text-properties style:font-name="Liberation Sans" style:text-underline-style="none" fo:font-weight="bold" officeooo:rsid="007bd784" style:font-name-asian="Arial Unicode MS" style:font-weight-asian="bold" style:font-name-complex="Arial Unicode MS" style:font-weight-complex="bold"/>
    </style:style>
    <style:style style:name="T10" style:family="text">
      <style:text-properties fo:color="#ff0000" style:font-name="Liberation Serif" fo:font-size="12pt" fo:font-weight="normal" officeooo:rsid="00123300" style:font-name-asian="Arial Unicode MS" style:font-size-asian="12pt" style:font-weight-asian="normal" style:font-name-complex="Arial Unicode MS" style:font-size-complex="12pt" style:font-weight-complex="normal"/>
    </style:style>
    <style:style style:name="T11" style:family="text">
      <style:text-properties fo:color="#ff0000" style:font-name="Liberation Serif" fo:font-size="12pt" fo:font-weight="normal" officeooo:rsid="007bd784" style:font-name-asian="Arial Unicode MS" style:font-size-asian="12pt" style:font-weight-asian="normal" style:font-name-complex="Arial Unicode MS" style:font-size-complex="12pt" style:font-weight-complex="normal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7bd784" style:font-size-asian="12pt" style:font-size-complex="12pt"/>
    </style:style>
    <style:style style:name="T15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none" fo:font-weight="bold" officeooo:rsid="004ada27" fo:background-color="transparent" loext:char-shading-value="0" style:font-weight-asian="bold" style:font-weight-complex="bold"/>
    </style:style>
    <style:style style:name="T17" style:family="text">
      <style:text-properties style:text-underline-style="none" fo:font-weight="bold" officeooo:rsid="005f6d45" fo:background-color="transparent" loext:char-shading-value="0" style:font-weight-asian="bold" style:font-weight-complex="bold"/>
    </style:style>
    <style:style style:name="T18" style:family="text">
      <style:text-properties style:text-underline-style="none" fo:font-weight="bold" officeooo:rsid="0013a8f4" fo:background-color="transparent" loext:char-shading-value="0" style:font-weight-asian="bold" style:font-weight-complex="bold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190b7f" style:font-weight-asian="bold" style:font-weight-complex="bold"/>
    </style:style>
    <style:style style:name="T21" style:family="text">
      <style:text-properties style:text-underline-style="none" fo:font-weight="bold" officeooo:rsid="00123300" style:font-weight-asian="bold" style:font-weight-complex="bold"/>
    </style:style>
    <style:style style:name="T22" style:family="text">
      <style:text-properties style:text-underline-style="none" fo:background-color="transparent" loext:char-shading-value="0"/>
    </style:style>
    <style:style style:name="T23" style:family="text">
      <style:text-properties style:text-underline-style="none" officeooo:rsid="006ec02c" fo:background-color="transparent" loext:char-shading-value="0"/>
    </style:style>
    <style:style style:name="T24" style:family="text">
      <style:text-properties style:text-underline-style="none" officeooo:rsid="006a65a1" fo:background-color="transparent" loext:char-shading-value="0"/>
    </style:style>
    <style:style style:name="T25" style:family="text">
      <style:text-properties style:text-underline-style="none" officeooo:rsid="00869771" fo:background-color="transparent" loext:char-shading-value="0"/>
    </style:style>
    <style:style style:name="T26" style:family="text">
      <style:text-properties style:text-underline-style="none" officeooo:rsid="0087b4b4" fo:background-color="transparent" loext:char-shading-value="0"/>
    </style:style>
    <style:style style:name="T27" style:family="text">
      <style:text-properties style:text-underline-style="none" officeooo:rsid="004ada27" fo:background-color="transparent" loext:char-shading-value="0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e703f" style:font-weight-asian="bold" style:font-weight-complex="bold"/>
    </style:style>
    <style:style style:name="T30" style:family="text">
      <style:text-properties fo:font-weight="bold" officeooo:rsid="00123300" style:font-weight-asian="bold" style:font-weight-complex="bold"/>
    </style:style>
    <style:style style:name="T31" style:family="text">
      <style:text-properties fo:font-weight="bold" officeooo:rsid="0015a3cd" style:font-weight-asian="bold" style:font-weight-complex="bold"/>
    </style:style>
    <style:style style:name="T32" style:family="text">
      <style:text-properties fo:color="#2a6099"/>
    </style:style>
    <style:style style:name="T33" style:family="text">
      <style:text-properties fo:color="#2a6099" officeooo:rsid="0028464a"/>
    </style:style>
    <style:style style:name="T34" style:family="text">
      <style:text-properties officeooo:rsid="00190b7f"/>
    </style:style>
    <style:style style:name="T35" style:family="text">
      <style:text-properties fo:font-size="18pt" style:font-size-asian="15.75pt" style:font-size-complex="18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8pt" officeooo:rsid="007bd784" style:font-size-asian="18pt" style:font-size-complex="18pt"/>
    </style:style>
    <style:style style:name="T3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9" style:family="text">
      <style:text-properties fo:font-size="18pt" style:text-underline-style="none" fo:font-weight="bold" officeooo:rsid="00190b7f" style:font-size-asian="18pt" style:font-weight-asian="bold" style:font-size-complex="18pt" style:font-weight-complex="bold"/>
    </style:style>
    <style:style style:name="T40" style:family="text">
      <style:text-properties fo:font-size="18pt" style:text-underline-style="none" fo:font-weight="bold" officeooo:rsid="00123300" style:font-size-asian="18pt" style:font-weight-asian="bold" style:font-size-complex="18pt" style:font-weight-complex="bold"/>
    </style:style>
    <style:style style:name="T41" style:family="text">
      <style:text-properties style:font-name="sans-serif" fo:font-size="15pt" style:text-underline-style="none" officeooo:rsid="006ec02c" fo:background-color="transparent" loext:char-shading-value="0"/>
    </style:style>
    <style:style style:name="T42" style:family="text">
      <style:text-properties fo:font-size="15pt" style:text-underline-style="none" officeooo:rsid="006ec02c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s Pour les SAEs S2 202<text:span text:style-name="T34">3</text:span>-202<text:span text:style-name="T34">4</text:span></text:p>
      <text:p text:style-name="Text_20_body"/>
      <text:h text:style-name="Heading_20_1" text:outline-level="1">Auteurs </text:h>
      <text:p text:style-name="P6">Mettre ici les noms prenoms des membres du groupe</text:p>
      <text:p text:style-name="P6"/>
      <text:h text:style-name="Heading_20_1" text:outline-level="1">Diagrammes de classe (1<text:span text:style-name="T34">5 </text:span>points <text:span text:style-name="T1">pour SAEs S2.01 S2.02</text:span>)</text:h>
      <text:p text:style-name="P7">1 : Vous donnerez une vision d’ensemble de la partie modèle de votre programme à l’aide d’un ou</text:p>
      <text:p text:style-name="P7">de plusieurs diagrammes de classe commentés.</text:p>
      <text:p text:style-name="P7">2 ; Vous choisirez des parties du modèle que vous considérez particulièrement intéressantes du point</text:p>
      <text:p text:style-name="P7">de vue de la programmation à objets (héritage, composition, polymorphisme…).</text:p>
      <text:p text:style-name="P7">Vous expliquerez vos choix et les illustrerez par des diagrammes de classe.</text:p>
      <text:p text:style-name="P7">Chaque diagramme utilisé doit être focalisé sur un objectif de communication. Il ne doit par</text:p>
      <text:p text:style-name="P7">exemple pas forcément montrer toutes les méthodes et dépendances, mais juste ce qui est</text:p>
      <text:p text:style-name="P7">nécessaire pour montrer ce que le diagramme veut montrer. Chaque diagramme doit être commenté</text:p>
      <text:p text:style-name="P7"/>
      <text:p text:style-name="P8">Mettre ici vos diagrammes de classe et vos commentaires </text:p>
      <text:h text:style-name="P17" text:outline-level="1"><text:span text:style-name="T19">Tests Junit : (1</text:span><text:span text:style-name="T20">5 </text:span><text:span text:style-name="T19">points </text:span><text:span text:style-name="T21">pour SAEs S2.01 S2.02</text:span><text:span text:style-name="T19">)</text:span></text:h>
      <text:p text:style-name="P3"><text:s/><text:span text:style-name="T33">Une ou deux classes bien choisies devront être accompagnées de tests Junit </text:span><text:span text:style-name="T32">cohérent</text:span><text:span text:style-name="T33">s</text:span><text:span text:style-name="T32"> et raisonnablement compl</text:span><text:span text:style-name="T33">ets.</text:span></text:p>
      <text:p text:style-name="P9"/>
      <text:p text:style-name="P14">Les tests junits sont à rendre de façon indépendante sur git (fichiers .java) </text:p>
      <text:h text:style-name="P17" text:outline-level="1"><text:span text:style-name="T35">Structures</text:span> <text:span text:style-name="T36">de données </text:span><text:span text:style-name="T38">(1</text:span><text:span text:style-name="T39">5 </text:span><text:span text:style-name="T38">points </text:span><text:span text:style-name="T40">pour SAEs S2.01 S2.02</text:span><text:span text:style-name="T38">)</text:span></text:h>
      <text:p text:style-name="P1">Mettre ici la liste des structures de données autres que ArrayList et tableaux utilisées et les classes où elles sont définies.</text:p>
      <text:p text:style-name="P4"/>
      <text:h text:style-name="P18" text:outline-level="1"><text:soft-page-break/><text:span text:style-name="T5">a</text:span><text:span text:style-name="T6">lgorithmique</text:span><text:span text:style-name="T5"> <text:s/>(</text:span><text:span text:style-name="T7">4</text:span><text:span text:style-name="T5">0 points </text:span><text:span text:style-name="T8">pour SAEs S2.01 S2.02</text:span><text:span text:style-name="T9">)</text:span></text:h>
      <text:p text:style-name="P5"><text:span text:style-name="T11">M</text:span><text:span text:style-name="T10">ettre ici la liste </text:span><text:span text:style-name="T11">des algorithmes </text:span><text:span text:style-name="T10">intéressants </text:span><text:span text:style-name="T11">présents dans votre programme </text:span><text:span text:style-name="T10">et les classes où ils sont définis. </text:span></text:p>
      <text:p text:style-name="P15"/>
      <text:h text:style-name="P16" text:outline-level="1"><text:span text:style-name="T16">Document utilisateur </text:span><text:span text:style-name="T15">(</text:span><text:span text:style-name="T17">4</text:span><text:span text:style-name="T15">0 points </text:span><text:span text:style-name="T18">pour SAE </text:span><text:span text:style-name="T4">S2.05</text:span><text:span text:style-name="T15">) : </text:span></text:h>
      <text:list xml:id="list2125425013" text:style-name="L2">
        <text:list-item>
          <text:p text:style-name="P13"><text:span text:style-name="T23">Objectif et univers du jeu</text:span></text:p>
        </text:list-item>
        <text:list-item>
          <text:p text:style-name="P13"><text:span text:style-name="T23">.Présentation du jeu avec captures d’écran.</text:span></text:p>
        </text:list-item>
        <text:list-item>
          <text:p text:style-name="P13"><text:span text:style-name="T23">Mécanique des actions utilisateurs.</text:span></text:p>
        </text:list-item>
        <text:list-item>
          <text:p text:style-name="P13"><text:span text:style-name="T23">Caractéristiques des armes et accessoires de Link, des types d’éléments de la map, des ennemis ( tableau de relation ...).</text:span></text:p>
        </text:list-item>
        <text:list-item>
          <text:p text:style-name="P13"><text:span text:style-name="T23">Toutes fonctionnalité définie et utilisable doit être documentée. A l’inverse il est hors de question (et donc pénalisant) de documenter une fonctionnalité non encore utilisable</text:span></text:p>
        </text:list-item>
      </text:list>
      <text:p text:style-name="P10"/>
      <text:p text:style-name="P2"><text:span text:style-name="T23">M</text:span><text:span text:style-name="T22">ettre ici votre document utilisat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4T18:21:49.032505622</meta:creation-date>
    <dc:date>2024-06-14T11:22:32.371323624</dc:date>
    <meta:editing-duration>PT16M55S</meta:editing-duration>
    <meta:editing-cycles>3</meta:editing-cycles>
    <meta:generator>LibreOffice/6.0.7.3$Linux_x86 LibreOffice_project/dc89aa7a9eabfd848af146d5086077aeed2ae4a5</meta:generator>
    <meta:document-statistic meta:table-count="0" meta:image-count="0" meta:object-count="0" meta:page-count="2" meta:paragraph-count="27" meta:word-count="315" meta:character-count="1950" meta:non-whitespace-character-count="1666"/>
  </office:meta>
</office:document-meta>
</file>